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2">
      <style:text-properties fo:font-weight="bold" style:font-weight-asian="bold" style:font-weight-complex="bold"/>
    </style:style>
    <style:style style:name="ce3" style:family="table-cell" style:parent-style-name="Default" style:data-style-name="N42">
      <style:table-cell-properties fo:border="0.06pt solid #000000"/>
    </style:style>
    <style:style style:name="ce4" style:family="table-cell" style:parent-style-name="Default" style:data-style-name="N42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42"/>
    <style:style style:name="ce6" style:family="table-cell" style:parent-style-name="Default" style:data-style-name="N42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42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Time Table" table:style-name="ta1">
        <table:table-column table:style-name="co1" table:default-cell-style-name="Default"/>
        <table:table-column table:style-name="co1" table:number-columns-repeated="10" table:default-cell-style-name="ce5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Days</text:p>
          </table:table-cell>
          <table:table-cell table:style-name="ce2" office:value-type="time" office:time-value="PT09H00M00S">
            <text:p>09:00 AM</text:p>
          </table:table-cell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style-name="ce2" office:value-type="time" office:time-value="PT17H00M00S">
            <text:p>05:00 PM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onday</text:p>
          </table:table-cell>
          <table:table-cell table:style-name="ce3" office:value-type="string">
            <text:p>CC(L)</text:p>
            <text:p>DIP(L)</text:p>
          </table:table-cell>
          <table:table-cell table:style-name="ce3" office:value-type="string">
            <text:p>MT(L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3" office:value-type="string">
            <text:p>MC(L)</text:p>
          </table:table-cell>
          <table:table-cell table:style-name="ce3" office:value-type="string">
            <text:p>MT(T1)</text:p>
            <text:p>ACN(T2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4" office:value-type="string">
            <text:p>ACN(P1)</text:p>
            <text:p>MC(P3)</text:p>
          </table:table-cell>
          <table:table-cell table:style-name="ce6" office:value-type="string">
            <text:p>MT(P2)</text:p>
            <text:p>Project (P4)</text:p>
          </table:table-cell>
          <table:table-cell table:style-name="ce4" office:value-type="string">
            <text:p>MT (P1)</text:p>
            <text:p>Project (P3)</text:p>
          </table:table-cell>
          <table:table-cell table:style-name="ce6" office:value-type="string">
            <text:p>-------- (P2)</text:p>
            <text:p>Project (P4)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uesday</text:p>
          </table:table-cell>
          <table:table-cell table:style-name="ce3"/>
          <table:table-cell table:style-name="ce3" office:value-type="string">
            <text:p>ACN(L)</text:p>
          </table:table-cell>
          <table:covered-table-cell table:style-name="ce3"/>
          <table:table-cell table:style-name="ce4" office:value-type="string">
            <text:p>Project (P1)</text:p>
            <text:p>MT (P3)</text:p>
          </table:table-cell>
          <table:table-cell table:style-name="ce6" office:value-type="string">
            <text:p>ACN (P2)</text:p>
            <text:p>MC(P4)</text:p>
          </table:table-cell>
          <table:covered-table-cell table:style-name="ce3"/>
          <table:table-cell table:style-name="ce3" office:value-type="string">
            <text:p>DIP(T1)</text:p>
          </table:table-cell>
          <table:table-cell table:style-name="ce3" table:number-columns-repeated="3"/>
          <table:table-cell table:number-columns-repeated="1013"/>
        </table:table-row>
        <table:table-row table:style-name="ro3">
          <table:table-cell table:style-name="ce1" office:value-type="string">
            <text:p>Wednesday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covered-table-cell table:style-name="ce3"/>
          <table:table-cell table:style-name="ce4" office:value-type="string">
            <text:p>MC(P1)</text:p>
            <text:p>ACN(P3)</text:p>
          </table:table-cell>
          <table:table-cell table:style-name="ce6" office:value-type="string">
            <text:p>Project (P2)</text:p>
            <text:p>DIP (P4)</text:p>
          </table:table-cell>
          <table:table-cell table:style-name="ce4" office:value-type="string">
            <text:p>CC (P1)</text:p>
            <text:p>------ (P3)</text:p>
          </table:table-cell>
          <table:table-cell table:style-name="ce8" office:value-type="string">
            <text:p>----- (P2) </text:p>
            <text:p>----- (P4)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hursday</text:p>
          </table:table-cell>
          <table:table-cell table:style-name="ce4" office:value-type="string">
            <text:p>MC (P1)</text:p>
            <text:p>Project(P3)</text:p>
          </table:table-cell>
          <table:table-cell table:style-name="ce6" office:value-type="string">
            <text:p>ACN(P2)</text:p>
            <text:p>MT(P4)</text:p>
          </table:table-cell>
          <table:covered-table-cell table:style-name="ce3"/>
          <table:table-cell table:style-name="ce3" office:value-type="string">
            <text:p>CC (T1)</text:p>
            <text:p>DIP (T2)</text:p>
          </table:table-cell>
          <table:table-cell table:style-name="ce3" office:value-type="string">
            <text:p>MC(L)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table-cell table:style-name="ce4" office:value-type="string">
            <text:p>CC (P1)</text:p>
            <text:p>DIP (P3)</text:p>
          </table:table-cell>
          <table:table-cell table:style-name="ce6" office:value-type="string">
            <text:p>MC (P2)</text:p>
            <text:p>ACN (P4)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riday</text:p>
          </table:table-cell>
          <table:table-cell table:style-name="ce4" office:value-type="string">
            <text:p>Project(P1)</text:p>
            <text:p>----------(P3)</text:p>
          </table:table-cell>
          <table:table-cell table:style-name="ce6" office:value-type="string">
            <text:p>CC(P2)</text:p>
            <text:p>MT(P4)</text:p>
          </table:table-cell>
          <table:covered-table-cell table:style-name="ce3"/>
          <table:table-cell table:style-name="ce3" office:value-type="string">
            <text:p>MC(L)</text:p>
          </table:table-cell>
          <table:table-cell table:style-name="ce3" office:value-type="string">
            <text:p>CC(L)</text:p>
          </table:table-cell>
          <table:covered-table-cell table:style-name="ce3"/>
          <table:table-cell table:style-name="ce4" office:value-type="string">
            <text:p>CC (T1)</text:p>
            <text:p>MC (T2)</text:p>
          </table:table-cell>
          <table:table-cell table:style-name="ce6" office:value-type="string">
            <text:p>DIP (T2)</text:p>
            <text:p>Project (T1)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ACN</text:p>
          </table:table-cell>
          <table:table-cell office:value-type="string">
            <text:p>Prof Rahul Bahl</text:p>
          </table:table-cell>
          <table:table-cell table:number-columns-repeated="4"/>
          <table:table-cell office:value-type="string">
            <text:p>IT 2009-201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T</text:p>
          </table:table-cell>
          <table:table-cell office:value-type="string">
            <text:p>Prof Shafali Dhall</text:p>
          </table:table-cell>
          <table:table-cell table:number-columns-repeated="4"/>
          <table:table-cell office:value-type="string">
            <text:p>7th Semest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C</text:p>
          </table:table-cell>
          <table:table-cell office:value-type="string">
            <text:p>Prof Renu Tanej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C</text:p>
          </table:table-cell>
          <table:table-cell office:value-type="string">
            <text:p>Prof Narina Thaku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P</text:p>
          </table:table-cell>
          <table:table-cell office:value-type="string">
            <text:p>Prof Deepti Soni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23:21:07</meta:creation-date>
    <dc:date>2012-08-08T23:57:29</dc:date>
    <meta:editing-duration>PT11M57S</meta:editing-duration>
    <meta:editing-cycles>6</meta:editing-cycles>
    <meta:generator>LibreOffice/3.5$Linux_X86_64 LibreOffice_project/350m1$Build-2</meta:generator>
    <meta:document-statistic meta:table-count="3" meta:cell-count="76" meta:object-count="0"/>
  </office:meta>
</office:document-meta>
</file>